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1pt" style:font-size-asian="11pt" style:font-size-complex="11pt"/>
    </style:style>
    <style:style style:name="P2" style:parent-style-name="Standard" style:family="paragraph">
      <style:text-properties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text-properties fo:font-size="11pt" style:font-size-asian="11pt" style:font-size-complex="11pt"/>
    </style:style>
    <style:style style:name="P6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7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text-properties fo:font-size="11pt" style:font-size-asian="11pt" style:font-size-complex="11pt"/>
    </style:style>
    <style:style style:name="P10" style:parent-style-name="Standard" style:family="paragraph">
      <style:text-properties fo:font-size="11pt" style:font-size-asian="11pt" style:font-size-complex="11pt"/>
    </style:style>
    <style:style style:name="P11" style:parent-style-name="Standard" style:list-style-name="WWNum9" style:family="paragraph"/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 fo:background-color="#FFFF00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 fo:background-color="#FFFF00"/>
    </style:style>
    <style:style style:name="T16" style:parent-style-name="DefaultParagraphFont" style:family="text">
      <style:text-properties fo:font-size="11pt" style:font-size-asian="11pt" style:font-size-complex="11pt" fo:background-color="#FFFF00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 fo:background-color="#FFFF00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 fo:background-color="#FFFF00"/>
    </style:style>
    <style:style style:name="P21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2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23" style:parent-style-name="Standard" style:list-style-name="WWNum9" style:family="paragraph"/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 fo:background-color="#FFFF00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 fo:background-color="#FFFF00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 fo:background-color="#FFFF00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 fo:background-color="#FFFF00"/>
    </style:style>
    <style:style style:name="P33" style:parent-style-name="ListParagraph" style:family="paragraph">
      <style:text-properties fo:font-size="11pt" style:font-size-asian="11pt" style:font-size-complex="11pt"/>
    </style:style>
    <style:style style:name="P34" style:parent-style-name="ListParagraph" style:family="paragraph">
      <style:text-properties fo:font-size="11pt" style:font-size-asian="11pt" style:font-size-complex="11pt"/>
    </style:style>
    <style:style style:name="P35" style:parent-style-name="Standard" style:list-style-name="WWNum9" style:family="paragraph"/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 fo:background-color="#FFFF00"/>
    </style:style>
    <style:style style:name="P39" style:parent-style-name="ListParagraph" style:family="paragraph">
      <style:text-properties fo:font-size="11pt" style:font-size-asian="11pt" style:font-size-complex="11pt"/>
    </style:style>
    <style:style style:name="P40" style:parent-style-name="ListParagraph" style:family="paragraph">
      <style:text-properties fo:font-size="11pt" style:font-size-asian="11pt" style:font-size-complex="11pt"/>
    </style:style>
    <style:style style:name="P41" style:parent-style-name="Standard" style:list-style-name="WWNum9" style:family="paragraph"/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 fo:background-color="#FFFF00"/>
    </style:style>
    <style:style style:name="P44" style:parent-style-name="ListParagraph" style:family="paragraph">
      <style:text-properties fo:font-size="11pt" style:font-size-asian="11pt" style:font-size-complex="11pt"/>
    </style:style>
    <style:style style:name="P45" style:parent-style-name="ListParagraph" style:family="paragraph">
      <style:text-properties fo:font-size="11pt" style:font-size-asian="11pt" style:font-size-complex="11pt"/>
    </style:style>
    <style:style style:name="P46" style:parent-style-name="Standard" style:list-style-name="WWNum9" style:family="paragraph"/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 fo:background-color="#FFFF00"/>
    </style:style>
    <style:style style:name="P50" style:parent-style-name="Standard" style:family="paragraph">
      <style:text-properties fo:font-size="11pt" style:font-size-asian="11pt" style:font-size-complex="11pt"/>
    </style:style>
    <style:style style:name="P51" style:parent-style-name="Standard" style:family="paragraph">
      <style:text-properties fo:font-size="11pt" style:font-size-asian="11pt" style:font-size-complex="11pt"/>
    </style:style>
    <style:style style:name="P52" style:parent-style-name="Standard" style:list-style-name="WWNum9" style:family="paragraph">
      <style:text-properties fo:font-size="11pt" style:font-size-asian="11pt" style:font-size-complex="11pt"/>
    </style:style>
    <style:style style:name="P53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 fo:background-color="#FFFF00"/>
    </style:style>
    <style:style style:name="P54" style:parent-style-name="Standard" style:family="paragraph">
      <style:text-properties fo:font-size="11pt" style:font-size-asian="11pt" style:font-size-complex="11pt"/>
    </style:style>
    <style:style style:name="P55" style:parent-style-name="Standard" style:family="paragraph">
      <style:text-properties fo:font-size="11pt" style:font-size-asian="11pt" style:font-size-complex="11pt"/>
    </style:style>
    <style:style style:name="P56" style:parent-style-name="Standard" style:family="paragraph">
      <style:text-properties fo:font-size="11pt" style:font-size-asian="11pt" style:font-size-complex="11pt"/>
    </style:style>
    <style:style style:name="P57" style:parent-style-name="Standard" style:family="paragraph">
      <style:text-properties fo:font-size="11pt" style:font-size-asian="11pt" style:font-size-complex="11pt"/>
    </style:style>
    <style:style style:name="P58" style:parent-style-name="Standard" style:list-style-name="WWNum10" style:family="paragraph">
      <style:text-properties fo:font-size="11pt" style:font-size-asian="11pt" style:font-size-complex="11pt"/>
    </style:style>
    <style:style style:name="P59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6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61" style:parent-style-name="Standard" style:family="paragraph">
      <style:text-properties fo:font-size="11pt" style:font-size-asian="11pt" style:font-size-complex="11pt"/>
    </style:style>
    <style:style style:name="P62" style:parent-style-name="Standard" style:family="paragraph">
      <style:text-properties fo:font-size="11pt" style:font-size-asian="11pt" style:font-size-complex="11pt"/>
    </style:style>
    <style:style style:name="P63" style:parent-style-name="Standard" style:list-style-name="WWNum11" style:family="paragraph">
      <style:text-properties fo:font-size="11pt" style:font-size-asian="11pt" style:font-size-complex="11pt"/>
    </style:style>
    <style:style style:name="P64" style:parent-style-name="Standard" style:list-style-name="WWNum11" style:family="paragraph">
      <style:text-properties fo:font-size="11pt" style:font-size-asian="11pt" style:font-size-complex="11pt"/>
    </style:style>
    <style:style style:name="P65" style:parent-style-name="Standard" style:list-style-name="WWNum11" style:family="paragraph">
      <style:text-properties fo:font-size="11pt" style:font-size-asian="11pt" style:font-size-complex="11pt"/>
    </style:style>
    <style:style style:name="P66" style:parent-style-name="Standard" style:list-style-name="WWNum11" style:family="paragraph">
      <style:text-properties fo:font-size="11pt" style:font-size-asian="11pt" style:font-size-complex="11pt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 fo:background-color="#FFFF00"/>
    </style:style>
    <style:style style:name="P69" style:parent-style-name="Standard" style:family="paragraph">
      <style:paragraph-properties fo:break-before="page"/>
      <style:text-properties fo:font-weight="bold" style:font-weight-asian="bold" fo:font-size="11pt" style:font-size-asian="11pt" style:font-size-complex="11pt"/>
    </style:style>
    <style:style style:name="P70" style:parent-style-name="Standard" style:family="paragraph">
      <style:text-properties fo:font-size="11pt" style:font-size-asian="11pt" style:font-size-complex="11pt"/>
    </style:style>
    <style:style style:name="P71" style:parent-style-name="Standard" style:family="paragraph">
      <style:text-properties fo:font-size="11pt" style:font-size-asian="11pt" style:font-size-complex="11pt"/>
    </style:style>
    <style:style style:name="P72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73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74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75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76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77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78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79" style:parent-style-name="Standard" style:list-style-name="WWNum5" style:family="paragraph">
      <style:text-properties fo:font-size="11pt" style:font-size-asian="11pt" style:font-size-complex="11pt"/>
    </style:style>
    <style:style style:name="P80" style:parent-style-name="Standard" style:list-style-name="WWNum5" style:family="paragraph">
      <style:text-properties fo:font-size="11pt" style:font-size-asian="11pt" style:font-size-complex="11pt"/>
    </style:style>
    <style:style style:name="P81" style:parent-style-name="Standard" style:list-style-name="WWNum5" style:family="paragraph">
      <style:text-properties fo:font-size="11pt" style:font-size-asian="11pt" style:font-size-complex="11pt"/>
    </style:style>
    <style:style style:name="P82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83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84" style:parent-style-name="Standard" style:list-style-name="WWNum4" style:family="paragraph">
      <style:text-properties fo:font-size="11pt" style:font-size-asian="11pt" style:font-size-complex="11pt"/>
    </style:style>
    <style:style style:name="P85" style:parent-style-name="Standard" style:list-style-name="WWNum4" style:family="paragraph">
      <style:text-properties fo:font-size="11pt" style:font-size-asian="11pt" style:font-size-complex="11pt"/>
    </style:style>
    <style:style style:name="P86" style:parent-style-name="Standard" style:list-style-name="WWNum4" style:family="paragraph">
      <style:text-properties fo:font-size="11pt" style:font-size-asian="11pt" style:font-size-complex="11pt"/>
    </style:style>
    <style:style style:name="P87" style:parent-style-name="Standard" style:family="paragraph">
      <style:text-properties fo:font-size="11pt" style:font-size-asian="11pt" style:font-size-complex="11pt"/>
    </style:style>
    <style:style style:name="P88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89" style:parent-style-name="Standard" style:list-style-name="WWNum3" style:family="paragraph">
      <style:text-properties fo:font-size="11pt" style:font-size-asian="11pt" style:font-size-complex="11pt"/>
    </style:style>
    <style:style style:name="P90" style:parent-style-name="Standard" style:list-style-name="WWNum3" style:family="paragraph">
      <style:text-properties fo:font-size="11pt" style:font-size-asian="11pt" style:font-size-complex="11pt"/>
    </style:style>
    <style:style style:name="P91" style:parent-style-name="Standard" style:list-style-name="WWNum3" style:family="paragraph">
      <style:text-properties fo:font-size="11pt" style:font-size-asian="11pt" style:font-size-complex="11pt"/>
    </style:style>
    <style:style style:name="P92" style:parent-style-name="Standard" style:list-style-name="WWNum3" style:family="paragraph">
      <style:text-properties fo:font-size="11pt" style:font-size-asian="11pt" style:font-size-complex="11pt"/>
    </style:style>
    <style:style style:name="P93" style:parent-style-name="Standard" style:list-style-name="WWNum3" style:family="paragraph">
      <style:text-properties fo:font-size="11pt" style:font-size-asian="11pt" style:font-size-complex="11pt"/>
    </style:style>
    <style:style style:name="P94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95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96" style:parent-style-name="Standard" style:list-style-name="WWNum2" style:family="paragraph">
      <style:text-properties fo:font-size="11pt" style:font-size-asian="11pt" style:font-size-complex="11pt"/>
    </style:style>
    <style:style style:name="P97" style:parent-style-name="Standard" style:list-style-name="WWNum2" style:family="paragraph">
      <style:text-properties fo:font-size="11pt" style:font-size-asian="11pt" style:font-size-complex="11pt"/>
    </style:style>
    <style:style style:name="P98" style:parent-style-name="Standard" style:list-style-name="WWNum2" style:family="paragraph">
      <style:text-properties fo:font-size="11pt" style:font-size-asian="11pt" style:font-size-complex="11pt"/>
    </style:style>
    <style:style style:name="P99" style:parent-style-name="Standard" style:list-style-name="WWNum2" style:family="paragraph">
      <style:text-properties fo:font-size="11pt" style:font-size-asian="11pt" style:font-size-complex="11pt"/>
    </style:style>
    <style:style style:name="P100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1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2" style:parent-style-name="Standard" style:list-style-name="WWNum1" style:family="paragraph">
      <style:text-properties fo:font-size="11pt" style:font-size-asian="11pt" style:font-size-complex="11pt"/>
    </style:style>
    <style:style style:name="P103" style:parent-style-name="Standard" style:list-style-name="WWNum1" style:family="paragraph">
      <style:text-properties fo:font-size="11pt" style:font-size-asian="11pt" style:font-size-complex="11pt"/>
    </style:style>
    <style:style style:name="P104" style:parent-style-name="Standard" style:list-style-name="WWNum1" style:family="paragraph">
      <style:text-properties fo:font-size="11pt" style:font-size-asian="11pt" style:font-size-complex="11pt"/>
    </style:style>
    <style:style style:name="P105" style:parent-style-name="Standard" style:family="paragraph">
      <style:text-properties fo:font-size="11pt" style:font-size-asian="11pt" style:font-size-complex="11pt"/>
    </style:style>
    <style:style style:name="P106" style:parent-style-name="Standard" style:family="paragraph">
      <style:text-properties fo:font-size="11pt" style:font-size-asian="11pt" style:font-size-complex="11pt"/>
    </style:style>
    <style:style style:name="P107" style:parent-style-name="Standard" style:family="paragraph">
      <style:text-properties fo:font-size="11pt" style:font-size-asian="11pt" style:font-size-complex="11pt"/>
    </style:style>
    <style:style style:name="P108" style:parent-style-name="Standard" style:family="paragraph">
      <style:paragraph-properties fo:break-before="page" fo:margin-left="0.25in">
        <style:tab-stops/>
      </style:paragraph-properties>
    </style:style>
  </office:automatic-styles>
  <office:body>
    <office:text text:use-soft-page-breaks="true">
      <text:p text:style-name="P1">Email</text:p>
      <text:p text:style-name="P2"/>
      <text:p text:style-name="P3">Sometimes requests inside a company can be easily done through email. <text:s/>One of the most common requests is for money or support. <text:s/>For example, if the company you work for has a<text:s/>tuition reimbursement program, you might write the person in charge of this program about the class you are currently taking. <text:s/>Or if you company does not have this program, you might write the benefits coordinator or your direct boss asking for support for<text:s/>the class you are now taking.</text:p>
      <text:p text:style-name="P4"/>
      <text:p text:style-name="P5">Samples</text:p>
      <text:p text:style-name="P6">1.5 A persuasive document</text:p>
      <text:p text:style-name="P7">18.1 A workplace email</text:p>
      <text:p text:style-name="P8"/>
      <text:p text:style-name="P9">Before writing the email, answer the following questions.</text:p>
      <text:p text:style-name="P10"/>
      <text:list text:style-name="WWNum9">
        <text:list-item text:start-value="1">
          <text:p text:style-name="P11"><text:span text:style-name="T12">To whom are you writing, i.e. the names in the TO box?<text:s/></text:span><text:span text:style-name="T13">James Franklin</text:span><text:span text:style-name="T14"><text:s/>What are their positions?<text:s/></text:span><text:span text:style-name="T15">The head of</text:span><text:span text:style-name="T16"><text:s/>the H.R. Department.</text:span><text:span text:style-name="T17"><text:s/>What are their relationships to you?<text:s/></text:span><text:span text:style-name="T18">He hired me.</text:span><text:span text:style-name="T19"><text:s/>What are their relationships to this situation?<text:s/></text:span><text:span text:style-name="T20">He is the one who approves the work study <text:s/>grants.</text:span></text:p>
        </text:list-item>
      </text:list>
      <text:p text:style-name="P21"/>
      <text:p text:style-name="P22"/>
      <text:list text:style-name="WWNum9" text:continue-numbering="true">
        <text:list-item>
          <text:p text:style-name="P23"><text:span text:style-name="T24">Other than the person named in question 1, who else might receive this email, i.e.<text:s/></text:span><text:span text:style-name="T25">the names in the CC or BC box? <text:s/></text:span><text:span text:style-name="T26">Mark Lee<text:s/></text:span><text:span text:style-name="T27">What are their position?<text:s/></text:span><text:span text:style-name="T28">Head of the I.T. Department.</text:span><text:span text:style-name="T29"><text:s text:c="2"/>What are their relationships to you?<text:s/></text:span><text:span text:style-name="T30">Direct supervisor</text:span><text:span text:style-name="T31"><text:s/>What are their relationships to the situation?<text:s/></text:span><text:span text:style-name="T32">Needs to be informed who is in the work study program.</text:span></text:p>
        </text:list-item>
      </text:list>
      <text:p text:style-name="P33"/>
      <text:p text:style-name="P34"/>
      <text:list text:style-name="WWNum9" text:continue-numbering="true">
        <text:list-item>
          <text:p text:style-name="P35"><text:span text:style-name="T36">W</text:span><text:span text:style-name="T37">hat is the major claim that you want to make in the introduction?<text:s/></text:span><text:span text:style-name="T38">That I am eligible for the tuition reimbursement.</text:span></text:p>
        </text:list-item>
      </text:list>
      <text:p text:style-name="P39"/>
      <text:p text:style-name="P40"/>
      <text:list text:style-name="WWNum9" text:continue-numbering="true">
        <text:list-item>
          <text:p text:style-name="P41"><text:span text:style-name="T42">What reasons can you give to support this claim in the body paragraphs?<text:s/></text:span><text:span text:style-name="T43">That my area of study qualifies for the program.</text:span></text:p>
        </text:list-item>
      </text:list>
      <text:p text:style-name="P44"/>
      <text:p text:style-name="P45"/>
      <text:list text:style-name="WWNum9" text:continue-numbering="true">
        <text:list-item>
          <text:p text:style-name="P46"><text:span text:style-name="T47">What call to<text:s/></text:span><text:span text:style-name="T48">action can you conclude with?<text:s/></text:span><text:span text:style-name="T49">Response to me if the information I supplied was complete or if there is any more information they need to process the claim.</text:span></text:p>
        </text:list-item>
      </text:list>
      <text:p text:style-name="P50"/>
      <text:p text:style-name="P51"/>
      <text:list text:style-name="WWNum9" text:continue-numbering="true">
        <text:list-item>
          <text:p text:style-name="P52">Restate the main idea of the email in a few words for the subject line?</text:p>
        </text:list-item>
      </text:list>
      <text:p text:style-name="P53">Request for<text:s/>College tuition reimbursement</text:p>
      <text:p text:style-name="P54"/>
      <text:p text:style-name="P55"/>
      <text:p text:style-name="P56">After writing the email, answer the following questions.</text:p>
      <text:p text:style-name="P57"/>
      <text:list text:style-name="WWNum10">
        <text:list-item text:start-value="1">
          <text:p text:style-name="P58">What audience connection did you use? (power/compliance, relationship/identification, or rational/internalization) <text:s/>Why? <text:s/>What do you anticipate will be the reaction to this email?</text:p>
        </text:list-item>
      </text:list>
      <text:p text:style-name="P59"/>
      <text:p text:style-name="P60"/>
      <text:p text:style-name="P61"/>
      <text:p text:style-name="P62">Hand-in</text:p>
      <text:soft-page-break/>
      <text:list text:style-name="WWNum11">
        <text:list-item text:start-value="1">
          <text:p text:style-name="P63">Answers to planning and response questions.</text:p>
        </text:list-item>
        <text:list-item>
          <text:p text:style-name="P64">Final draft of the email</text:p>
        </text:list-item>
        <text:list-item>
          <text:p text:style-name="P65">Email template</text:p>
        </text:list-item>
        <text:list-item>
          <text:p text:style-name="P66">Scoring sheet</text:p>
        </text:list-item>
      </text:list>
      <text:p text:style-name="P67"/>
      <text:p text:style-name="P68"/>
      <text:soft-page-break/>
      <text:p text:style-name="P69">Email</text:p>
      <text:p text:style-name="P70"/>
      <text:p text:style-name="P71">Evaluation</text:p>
      <text:p text:style-name="P72">4 <text:s text:c="3"/>requirements are met, and the work is ready to use as is</text:p>
      <text:p text:style-name="P73">3 <text:s text:c="3"/>requirements are met; the work is usable, but could be improved</text:p>
      <text:p text:style-name="P74">2 <text:s text:c="3"/>most requirements are met, and the work has the potential to be used after modification and/or revision <text:s/></text:p>
      <text:p text:style-name="P75">1 <text:s text:c="3"/>some requirements are met, but many modifications and/or much revision is needed to make this work usable</text:p>
      <text:p text:style-name="P76">0 <text:s text:c="3"/>requirements are not met</text:p>
      <text:p text:style-name="P77"/>
      <text:p text:style-name="P78">Unity</text:p>
      <text:list text:style-name="WWNum5">
        <text:list-item>
          <text:p text:style-name="P79">The purpose of the email is stated in the introduction.</text:p>
        </text:list-item>
        <text:list-item>
          <text:p text:style-name="P80">Email has a beginning, middle, and an end.</text:p>
        </text:list-item>
        <text:list-item>
          <text:p text:style-name="P81">Email is free from irrelevant detail.</text:p>
        </text:list-item>
      </text:list>
      <text:p text:style-name="P82"/>
      <text:p text:style-name="P83">Coherence</text:p>
      <text:list text:style-name="WWNum4">
        <text:list-item>
          <text:p text:style-name="P84">Email as a whole is organized logically.</text:p>
        </text:list-item>
        <text:list-item>
          <text:p text:style-name="P85">Email body is organized logically.</text:p>
        </text:list-item>
        <text:list-item>
          <text:p text:style-name="P86">Transitions stress the<text:s/>connection between ideas and the line of thinking.</text:p>
        </text:list-item>
      </text:list>
      <text:p text:style-name="P87"/>
      <text:p text:style-name="P88">Support</text:p>
      <text:list text:style-name="WWNum3">
        <text:list-item>
          <text:p text:style-name="P89">It is clear whether this is an inquiry email or in response to a company policy.</text:p>
        </text:list-item>
        <text:list-item>
          <text:p text:style-name="P90">Information is complete and accurate.</text:p>
        </text:list-item>
        <text:list-item>
          <text:p text:style-name="P91">Specific details support the main ideas.</text:p>
        </text:list-item>
        <text:list-item>
          <text:p text:style-name="P92">Unfamiliar terms are defined.</text:p>
        </text:list-item>
        <text:list-item>
          <text:p text:style-name="P93">Follow-is clearly stated with a reasonable timeline.</text:p>
        </text:list-item>
      </text:list>
      <text:p text:style-name="P94"/>
      <text:p text:style-name="P95">Style</text:p>
      <text:list text:style-name="WWNum2">
        <text:list-item>
          <text:p text:style-name="P96">Format is correct and complete</text:p>
        </text:list-item>
        <text:list-item>
          <text:p text:style-name="P97">Tone is appropriate for audience needs.</text:p>
        </text:list-item>
        <text:list-item>
          <text:p text:style-name="P98">Wording and phrasing are simple and direct.</text:p>
        </text:list-item>
        <text:list-item>
          <text:p text:style-name="P99">Terminology is used consistently.</text:p>
        </text:list-item>
      </text:list>
      <text:p text:style-name="P100"/>
      <text:p text:style-name="P101">Grammar and Sentence Structure</text:p>
      <text:list text:style-name="WWNum1">
        <text:list-item>
          <text:p text:style-name="P102">Conventional grammar,<text:s/>spelling, and punctuation are used.</text:p>
        </text:list-item>
        <text:list-item>
          <text:p text:style-name="P103">Sentences are varied and reflect the proper use of pronouns, modifiers, subject-verb agreement, and tenses.</text:p>
        </text:list-item>
        <text:list-item>
          <text:p text:style-name="P104">Run-on and fragmented sentences are eliminated.</text:p>
        </text:list-item>
      </text:list>
      <text:p text:style-name="P105"/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Times New Roman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7" style:display-name="WWNum7">
      <text:list-level-style-number text:level="1" text:style-name="WW_CharLFO7LVL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7LVL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7LVL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7LVL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7LVL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7LVL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8" style:display-name="WWNum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view Questions</dc:title>
    <meta:initial-creator>KVCC</meta:initial-creator>
    <dc:creator>KVCC</dc:creator>
    <meta:creation-date>2016-09-13T18:54:00Z</meta:creation-date>
    <dc:date>2016-09-13T18:54:00Z</dc:date>
    <meta:print-date>2014-05-08T18:14:00Z</meta:print-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6" meta:word-count="514" meta:character-count="3443" meta:row-count="24" meta:non-whitespace-character-count="2935"/>
  </office:meta>
</office:document-meta>
</file>